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12c806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12c806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8pt" officeooo:paragraph-rsid="0012c806" style:font-size-asian="18pt" style:font-size-complex="18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12c80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5b101" officeooo:paragraph-rsid="0005b101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12c806" style:font-size-asian="14pt" style:font-weight-asian="normal" style:font-size-complex="14pt" style:font-weight-complex="normal"/>
    </style:style>
    <style:style style:name="T1" style:family="text">
      <style:text-properties officeooo:rsid="0001f208"/>
    </style:style>
    <style:style style:name="T2" style:family="text">
      <style:text-properties officeooo:rsid="0012c806"/>
    </style:style>
    <style:style style:name="T3" style:family="text">
      <style:text-properties officeooo:rsid="0005b1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DEPARTMENT OF COMPUTER SCIENCE AND ENGINEERING</text:p>
      <text:p text:style-name="P1">UCS1411 - OPERATING SYSTEMS LAB</text:p>
      <text:p text:style-name="P1">Batch: 2018-22</text:p>
      <text:p text:style-name="P1">Academic Year: 2019-20</text:p>
      <text:p text:style-name="P1">Class: CSE B</text:p>
      <text:p text:style-name="P1">--------------------------------------------------------------------------------</text:p>
      <text:p text:style-name="P1">Lab Exercise <text:span text:style-name="T3">3</text:span>: Implementation of CPU Scheduling Policies: FCFS and SJF (Non-preemptive and Preemptive)</text:p>
      <text:p text:style-name="P2"/>
      <text:p text:style-name="P3">REG NO. : 185001083</text:p>
      <text:p text:style-name="P3">NAME : B. LAKSHMI PRIYA</text:p>
      <text:p text:style-name="P3">CLASS : CSE B (SEMESTER <text:span text:style-name="T1">4</text:span>)</text:p>
      <text:p text:style-name="P4"/>
      <text:p text:style-name="P5">1. Develop a menu driven C program to implement the CPU Scheduling Algorithms</text:p>
      <text:p text:style-name="P5">FCFS and SJF.</text:p>
      <text:p text:style-name="P5"/>
      <text:p text:style-name="P5">PROGRAM:</text:p>
      <text:p text:style-name="P7">#include &lt;stdio.h&gt;</text:p>
      <text:p text:style-name="P7">#include &lt;string.h&gt;</text:p>
      <text:p text:style-name="P7">#define MAX 999999999</text:p>
      <text:p text:style-name="P7"/>
      <text:p text:style-name="P7">typedef struct </text:p>
      <text:p text:style-name="P7">{</text:p>
      <text:p text:style-name="P7"><text:tab/>char pid[20];</text:p>
      <text:p text:style-name="P7"><text:tab/>float arrival_time;</text:p>
      <text:p text:style-name="P7"><text:tab/>float burst_time;</text:p>
      <text:p text:style-name="P7">}jobs;</text:p>
      <text:p text:style-name="P7"/>
      <text:p text:style-name="P7"/>
      <text:p text:style-name="P7">void atSort(int n, jobs job[n])</text:p>
      <text:p text:style-name="P7">{</text:p>
      <text:p text:style-name="P7"><text:tab/>jobs temp;</text:p>
      <text:p text:style-name="P7"><text:tab/>for(int i=0;i&lt;n-1;i++)</text:p>
      <text:p text:style-name="P7"><text:tab/>{</text:p>
      <text:p text:style-name="P7"><text:tab/><text:tab/>for(int j=i+1;j&lt;n;j++)</text:p>
      <text:p text:style-name="P7"><text:tab/><text:tab/>{</text:p>
      <text:p text:style-name="P7"><text:soft-page-break/><text:tab/><text:tab/><text:tab/>if(job[i].arrival_time &gt; job[j].arrival_time)</text:p>
      <text:p text:style-name="P7"><text:tab/><text:tab/><text:tab/>{</text:p>
      <text:p text:style-name="P7"><text:tab/><text:tab/><text:tab/><text:tab/>temp = job[i];</text:p>
      <text:p text:style-name="P7"><text:tab/><text:tab/><text:tab/><text:tab/>job[i] = job[j];</text:p>
      <text:p text:style-name="P7"><text:tab/><text:tab/><text:tab/><text:tab/>job[j] = temp;</text:p>
      <text:p text:style-name="P7"><text:tab/><text:tab/><text:tab/>}</text:p>
      <text:p text:style-name="P7"><text:tab/><text:tab/>}</text:p>
      <text:p text:style-name="P7"><text:tab/>}</text:p>
      <text:p text:style-name="P7">}</text:p>
      <text:p text:style-name="P7"/>
      <text:p text:style-name="P7"/>
      <text:p text:style-name="P7">void abtSort(int n, jobs job[n])</text:p>
      <text:p text:style-name="P7">{</text:p>
      <text:p text:style-name="P7"><text:tab/>float time=0;</text:p>
      <text:p text:style-name="P7"><text:tab/>int flag=0;</text:p>
      <text:p text:style-name="P7"><text:tab/>jobs temp;</text:p>
      <text:p text:style-name="P7"/>
      <text:p text:style-name="P7"><text:tab/>for(int i=0;i&lt;n-1;i++)</text:p>
      <text:p text:style-name="P7"><text:tab/>{</text:p>
      <text:p text:style-name="P7"><text:tab/><text:tab/>flag = 0;</text:p>
      <text:p text:style-name="P7"><text:tab/><text:tab/>for(int j=i+1;j&lt;n;j++)</text:p>
      <text:p text:style-name="P7"><text:tab/><text:tab/>{</text:p>
      <text:p text:style-name="P7"><text:tab/><text:tab/><text:tab/>if(job[i].burst_time &gt; job[j].burst_time &amp;&amp; job[j].arrival_time&lt;=time)</text:p>
      <text:p text:style-name="P7"><text:tab/><text:tab/><text:tab/>{</text:p>
      <text:p text:style-name="P7"><text:tab/><text:tab/><text:tab/><text:tab/>temp = job[i];</text:p>
      <text:p text:style-name="P7"><text:tab/><text:tab/><text:tab/><text:tab/>job[i] = job[j];</text:p>
      <text:p text:style-name="P7"><text:tab/><text:tab/><text:tab/><text:tab/>job[j] = temp;</text:p>
      <text:p text:style-name="P7"><text:tab/><text:tab/><text:tab/>}</text:p>
      <text:p text:style-name="P7"><text:tab/><text:tab/><text:tab/>flag = 1;</text:p>
      <text:p text:style-name="P7"><text:tab/><text:tab/>}</text:p>
      <text:p text:style-name="P7"><text:tab/><text:tab/>if(flag == 1)</text:p>
      <text:p text:style-name="P7"><text:tab/><text:tab/><text:tab/>time += job[i].burst_time;</text:p>
      <text:p text:style-name="P7"><text:tab/><text:tab/>else</text:p>
      <text:p text:style-name="P7"><text:tab/><text:tab/>{</text:p>
      <text:p text:style-name="P7"><text:tab/><text:tab/><text:tab/>time += 1;</text:p>
      <text:p text:style-name="P7"><text:tab/><text:tab/><text:tab/>i -= 1;</text:p>
      <text:p text:style-name="P7"><text:tab/><text:tab/>}</text:p>
      <text:p text:style-name="P7"><text:tab/>}</text:p>
      <text:p text:style-name="P7">}</text:p>
      <text:p text:style-name="P7"/>
      <text:p text:style-name="P7"/>
      <text:p text:style-name="P7">void findWaitingTime(int n, jobs job[n], float wt[]) </text:p>
      <text:p text:style-name="P7">{ </text:p>
      <text:p text:style-name="P7"><text:tab/>float service_time[n];</text:p>
      <text:p text:style-name="P7"><text:soft-page-break/><text:tab/>service_time[0] = 0;</text:p>
      <text:p text:style-name="P7"><text:tab/>wt[0] = 0; </text:p>
      <text:p text:style-name="P7"/>
      <text:p text:style-name="P7"><text:tab/>for (int i = 1; i &lt; n ; i++) </text:p>
      <text:p text:style-name="P7"><text:tab/>{ </text:p>
      <text:p text:style-name="P7"><text:tab/><text:tab/>service_time[i] = service_time[i-1] + job[i-1].burst_time; </text:p>
      <text:p text:style-name="P7"><text:tab/></text:p>
      <text:p text:style-name="P7"><text:tab/><text:tab/>wt[i] = service_time[i] - job[i].arrival_time; </text:p>
      <text:p text:style-name="P7"/>
      <text:p text:style-name="P7"><text:tab/><text:tab/>if (wt[i] &lt; 0) </text:p>
      <text:p text:style-name="P7"><text:tab/><text:tab/><text:tab/>wt[i] = 0; <text:tab/></text:p>
      <text:p text:style-name="P7"><text:tab/>} </text:p>
      <text:p text:style-name="P7">} </text:p>
      <text:p text:style-name="P7"/>
      <text:p text:style-name="P7"/>
      <text:p text:style-name="P7">void findTurnAroundTime(int n, jobs job[n], float wt[], float tat[]) </text:p>
      <text:p text:style-name="P7">{ </text:p>
      <text:p text:style-name="P7"><text:tab/>for (int i = 0; i &lt; n ; i++) </text:p>
      <text:p text:style-name="P7"><text:tab/><text:tab/>tat[i] = job[i].burst_time + wt[i]; </text:p>
      <text:p text:style-name="P7">} </text:p>
      <text:p text:style-name="P7"/>
      <text:p text:style-name="P7"/>
      <text:p text:style-name="P7">void fcfs(int n, jobs job[n]) </text:p>
      <text:p text:style-name="P7">{ </text:p>
      <text:p text:style-name="P7"><text:tab/>float wt[n], tat[n]; </text:p>
      <text:p text:style-name="P7"/>
      <text:p text:style-name="P7"><text:tab/>atSort(n, job);</text:p>
      <text:p text:style-name="P7"><text:tab/>findWaitingTime(n, job, wt); </text:p>
      <text:p text:style-name="P7"/>
      <text:p text:style-name="P7"><text:tab/>findTurnAroundTime(n, job, wt, tat); </text:p>
      <text:p text:style-name="P7"/>
      <text:p text:style-name="P7"><text:tab/>printf("\n%10s\t%10s\t%10s\t%10s\t%10s", "Process ID", "Arrival Time", "Burst Time", "Waiting Time", "Turnaround Time");</text:p>
      <text:p text:style-name="P7"><text:tab/><text:tab/></text:p>
      <text:p text:style-name="P7"><text:tab/>float total_wt = 0, total_tat = 0; </text:p>
      <text:p text:style-name="P7"><text:tab/>for (int i = 0 ; i &lt; n ; i++) </text:p>
      <text:p text:style-name="P7"><text:tab/>{ </text:p>
      <text:p text:style-name="P7"><text:tab/><text:tab/>total_wt = total_wt + wt[i]; </text:p>
      <text:p text:style-name="P7"><text:tab/><text:tab/>total_tat = total_tat + tat[i]; </text:p>
      <text:p text:style-name="P7"><text:tab/><text:tab/>printf("\n%10s\t%10.0f\t%10.0f\t%10.0f\t\t%10.0f", job[i].pid, <text:s/>job[i].arrival_time, job[i].burst_time, wt[i], tat[i]);</text:p>
      <text:p text:style-name="P7"><text:tab/>} </text:p>
      <text:p text:style-name="P7"/>
      <text:p text:style-name="P7"><text:tab/>printf("\nAverage Waiting time <text:s text:c="3"/>= %f", total_wt/n); </text:p>
      <text:p text:style-name="P7"><text:tab/>printf("\nAverage Turnaround time = %f\n\n", total_tat/n); </text:p>
      <text:p text:style-name="P7"><text:soft-page-break/></text:p>
      <text:p text:style-name="P7"><text:s text:c="4"/>printf("GANTT CHART\n");</text:p>
      <text:p text:style-name="P7"/>
      <text:p text:style-name="P7"><text:tab/>printf("\n");</text:p>
      <text:p text:style-name="P7"><text:tab/>for(int i=0;i&lt;n;i++)</text:p>
      <text:p text:style-name="P7"><text:tab/><text:tab/>printf("-----------------");</text:p>
      <text:p text:style-name="P7"><text:tab/>printf("\n");</text:p>
      <text:p text:style-name="P7"/>
      <text:p text:style-name="P7"><text:s text:c="4"/>for(int i=0;i&lt;n;i++)<text:tab/></text:p>
      <text:p text:style-name="P7"><text:tab/><text:tab/>printf("|\t%-10s", job[i].pid);</text:p>
      <text:p text:style-name="P7"><text:s text:c="4"/>printf("|");</text:p>
      <text:p text:style-name="P7"/>
      <text:p text:style-name="P7"><text:tab/>printf("\n");</text:p>
      <text:p text:style-name="P7"><text:tab/>for(int i=0;i&lt;n;i++)</text:p>
      <text:p text:style-name="P7"><text:tab/><text:tab/>printf("-----------------");</text:p>
      <text:p text:style-name="P7"><text:tab/>printf("\n");</text:p>
      <text:p text:style-name="P7"/>
      <text:p text:style-name="P7"><text:tab/>printf("%-10.2f", 0.0);</text:p>
      <text:p text:style-name="P7"><text:s text:c="4"/>for(int i=0;i&lt;n;i++)<text:tab/></text:p>
      <text:p text:style-name="P7"><text:tab/><text:tab/>printf("\t%-10.2f", tat[i]+job[i].arrival_time);</text:p>
      <text:p text:style-name="P7"/>
      <text:p text:style-name="P7"><text:tab/>printf("\n\n");</text:p>
      <text:p text:style-name="P7"/>
      <text:p text:style-name="P7">}</text:p>
      <text:p text:style-name="P7"/>
      <text:p text:style-name="P7"/>
      <text:p text:style-name="P7">void sjfnp(int n, jobs job[n])</text:p>
      <text:p text:style-name="P7">{</text:p>
      <text:p text:style-name="P7"><text:tab/>float wt[n], tat[n]; </text:p>
      <text:p text:style-name="P7"/>
      <text:p text:style-name="P7"><text:tab/>abtSort(n, job);</text:p>
      <text:p text:style-name="P7"><text:tab/>findWaitingTime(n, job, wt); </text:p>
      <text:p text:style-name="P7"/>
      <text:p text:style-name="P7"><text:tab/>findTurnAroundTime(n, job, wt, tat); </text:p>
      <text:p text:style-name="P7"/>
      <text:p text:style-name="P7"><text:tab/>printf("\n%10s\t%10s\t%10s\t%10s\t%10s", "Process ID", "Arrival Time", "Burst Time", "Waiting Time", "Turnaround Time");</text:p>
      <text:p text:style-name="P7"><text:tab/><text:tab/></text:p>
      <text:p text:style-name="P7"><text:tab/>float total_wt = 0, total_tat = 0; </text:p>
      <text:p text:style-name="P7"><text:tab/>for (int i = 0 ; i &lt; n ; i++) </text:p>
      <text:p text:style-name="P7"><text:tab/>{ </text:p>
      <text:p text:style-name="P7"><text:tab/><text:tab/>total_wt = total_wt + wt[i]; </text:p>
      <text:p text:style-name="P7"><text:tab/><text:tab/>total_tat = total_tat + tat[i]; </text:p>
      <text:p text:style-name="P7"><text:tab/><text:tab/>printf("\n%10s\t%10.0f\t%10.0f\t%10.0f\t\t%10.0f", job[i].pid, <text:s/>job[i].arrival_time, job[i].burst_time, wt[i], tat[i]);</text:p>
      <text:p text:style-name="P7"><text:soft-page-break/><text:tab/>} </text:p>
      <text:p text:style-name="P7"/>
      <text:p text:style-name="P7"><text:tab/>printf("\nAverage Waiting time <text:s text:c="3"/>= %f", total_wt/n); </text:p>
      <text:p text:style-name="P7"><text:tab/>printf("\nAverage Turnaround time = %f\n\n", total_tat/n); </text:p>
      <text:p text:style-name="P7"/>
      <text:p text:style-name="P7"/>
      <text:p text:style-name="P7"><text:s text:c="4"/>printf("GANTT CHART\n");</text:p>
      <text:p text:style-name="P7"/>
      <text:p text:style-name="P7"><text:tab/>printf("\n");</text:p>
      <text:p text:style-name="P7"><text:tab/>for(int i=0;i&lt;n;i++)</text:p>
      <text:p text:style-name="P7"><text:tab/><text:tab/>printf("-----------------");</text:p>
      <text:p text:style-name="P7"><text:tab/>printf("\n");</text:p>
      <text:p text:style-name="P7"/>
      <text:p text:style-name="P7"><text:s text:c="4"/>for(int i=0;i&lt;n;i++)<text:tab/></text:p>
      <text:p text:style-name="P7"><text:tab/><text:tab/>printf("|\t%-10s", job[i].pid);</text:p>
      <text:p text:style-name="P7"><text:s text:c="4"/>printf("|");</text:p>
      <text:p text:style-name="P7"/>
      <text:p text:style-name="P7"><text:tab/>printf("\n");</text:p>
      <text:p text:style-name="P7"><text:tab/>for(int i=0;i&lt;n;i++)</text:p>
      <text:p text:style-name="P7"><text:tab/><text:tab/>printf("-----------------");</text:p>
      <text:p text:style-name="P7"><text:tab/>printf("\n");</text:p>
      <text:p text:style-name="P7"/>
      <text:p text:style-name="P7"><text:tab/>printf("%-10.2f", 0.0);</text:p>
      <text:p text:style-name="P7"><text:s text:c="4"/>for(int i=0;i&lt;n;i++)<text:tab/></text:p>
      <text:p text:style-name="P7"><text:tab/><text:tab/>printf("\t%-10.2f", tat[i]+job[i].arrival_time);</text:p>
      <text:p text:style-name="P7"/>
      <text:p text:style-name="P7"><text:tab/>printf("\n\n");</text:p>
      <text:p text:style-name="P7">} </text:p>
      <text:p text:style-name="P7"/>
      <text:p text:style-name="P7"/>
      <text:p text:style-name="P7">void sjfp(int n, jobs job[n]) </text:p>
      <text:p text:style-name="P7">{ </text:p>
      <text:p text:style-name="P7"><text:tab/>float wt[n], tat[n], rt[n], total_wt = 0, total_tat = 0; </text:p>
      <text:p text:style-name="P7"/>
      <text:p text:style-name="P7"><text:tab/>for (int i = 0; i &lt; n; i++) </text:p>
      <text:p text:style-name="P7"><text:tab/><text:tab/>rt[i] = job[i].burst_time; </text:p>
      <text:p text:style-name="P7"/>
      <text:p text:style-name="P7"><text:tab/>int complete = 0, t = 0, minm = MAX, shortest=0; </text:p>
      <text:p text:style-name="P7"><text:tab/>float finish_time; </text:p>
      <text:p text:style-name="P7"><text:tab/>int check = 0; </text:p>
      <text:p text:style-name="P7"><text:tab/>char pid[20][20];</text:p>
      <text:p text:style-name="P7"><text:tab/>float time_order[20], time_done[20];</text:p>
      <text:p text:style-name="P7"><text:tab/>strcpy(pid[0], "");</text:p>
      <text:p text:style-name="P7"><text:tab/>time_order[0]=0;</text:p>
      <text:p text:style-name="P7"><text:tab/>int pindex=0;</text:p>
      <text:p text:style-name="P7"><text:soft-page-break/><text:tab/></text:p>
      <text:p text:style-name="P7"/>
      <text:p text:style-name="P7"><text:tab/>while (complete != n) </text:p>
      <text:p text:style-name="P7"><text:tab/>{ </text:p>
      <text:p text:style-name="P7"><text:tab/><text:tab/>for (int j = 0; j &lt; n; j++) </text:p>
      <text:p text:style-name="P7"><text:tab/><text:tab/>{ </text:p>
      <text:p text:style-name="P7"><text:tab/><text:tab/><text:tab/>if ((job[j].arrival_time &lt;= t) &amp;&amp; (rt[j] &lt; minm) &amp;&amp; rt[j] &gt; 0) </text:p>
      <text:p text:style-name="P7"><text:tab/><text:tab/><text:tab/>{ </text:p>
      <text:p text:style-name="P7"><text:tab/><text:tab/><text:tab/><text:tab/>minm = rt[j]; </text:p>
      <text:p text:style-name="P7"><text:tab/><text:tab/><text:tab/><text:tab/>shortest = j; </text:p>
      <text:p text:style-name="P7"><text:tab/><text:tab/><text:tab/><text:tab/>check = 1; </text:p>
      <text:p text:style-name="P7"><text:tab/><text:tab/><text:tab/>} </text:p>
      <text:p text:style-name="P7"><text:tab/><text:tab/>} </text:p>
      <text:p text:style-name="P7"/>
      <text:p text:style-name="P7"><text:tab/><text:tab/>if(strcmp(pid[pindex], job[shortest].pid) != 0)</text:p>
      <text:p text:style-name="P7"><text:tab/><text:tab/>{</text:p>
      <text:p text:style-name="P7"><text:tab/></text:p>
      <text:p text:style-name="P7"><text:tab/><text:tab/><text:tab/>pindex++;</text:p>
      <text:p text:style-name="P7"><text:tab/><text:tab/><text:tab/>strcpy(pid[pindex], job[shortest].pid);</text:p>
      <text:p text:style-name="P7"/>
      <text:p text:style-name="P7"><text:tab/><text:tab/><text:tab/>time_order[pindex] += 1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time_order[pindex] += 1;</text:p>
      <text:p text:style-name="P7"><text:tab/><text:tab/>}</text:p>
      <text:p text:style-name="P7"/>
      <text:p text:style-name="P7"><text:tab/><text:tab/>if (check == 0) </text:p>
      <text:p text:style-name="P7"><text:tab/><text:tab/>{ </text:p>
      <text:p text:style-name="P7"><text:tab/><text:tab/><text:tab/>t++; </text:p>
      <text:p text:style-name="P7"><text:tab/><text:tab/><text:tab/>continue; </text:p>
      <text:p text:style-name="P7"><text:tab/><text:tab/>} </text:p>
      <text:p text:style-name="P7"/>
      <text:p text:style-name="P7"><text:tab/><text:tab/>rt[shortest]--; </text:p>
      <text:p text:style-name="P7"/>
      <text:p text:style-name="P7"><text:tab/><text:tab/>minm = rt[shortest]; </text:p>
      <text:p text:style-name="P7"><text:tab/><text:tab/>if (minm == 0) </text:p>
      <text:p text:style-name="P7"><text:tab/><text:tab/><text:tab/>minm = MAX; </text:p>
      <text:p text:style-name="P7"/>
      <text:p text:style-name="P7"><text:tab/><text:tab/>if (rt[shortest] == 0) </text:p>
      <text:p text:style-name="P7"><text:tab/><text:tab/>{ </text:p>
      <text:p text:style-name="P7"><text:tab/><text:tab/><text:tab/>complete++; </text:p>
      <text:p text:style-name="P7"><text:tab/><text:tab/><text:tab/>check = 0; </text:p>
      <text:p text:style-name="P7"/>
      <text:p text:style-name="P7"><text:tab/><text:tab/><text:tab/>finish_time = t + 1; </text:p>
      <text:p text:style-name="P7"><text:soft-page-break/></text:p>
      <text:p text:style-name="P7"><text:tab/><text:tab/><text:tab/>wt[shortest] = finish_time - job[shortest].burst_time - job[shortest].arrival_time; </text:p>
      <text:p text:style-name="P7"/>
      <text:p text:style-name="P7"/>
      <text:p text:style-name="P7"><text:tab/><text:tab/><text:tab/>if (wt[shortest] &lt; 0) </text:p>
      <text:p text:style-name="P7"><text:tab/><text:tab/><text:tab/><text:tab/>wt[shortest] = 0; </text:p>
      <text:p text:style-name="P7"><text:tab/><text:tab/>} </text:p>
      <text:p text:style-name="P7"/>
      <text:p text:style-name="P7"/>
      <text:p text:style-name="P7"><text:tab/><text:tab/>t++; </text:p>
      <text:p text:style-name="P7"><text:tab/>}</text:p>
      <text:p text:style-name="P7"/>
      <text:p text:style-name="P7"/>
      <text:p text:style-name="P7"><text:tab/>for (int i = 0; i &lt; n; i++) </text:p>
      <text:p text:style-name="P7"><text:tab/><text:tab/>tat[i] = job[i].burst_time + wt[i]; </text:p>
      <text:p text:style-name="P7"/>
      <text:p text:style-name="P7"/>
      <text:p text:style-name="P7"><text:tab/>printf("\n%10s\t%10s\t%10s\t%10s\t%10s", "Process ID", "Arrival Time", "Burst Time", "Waiting Time", "Turnaround Time");</text:p>
      <text:p text:style-name="P7"><text:tab/>for(int i=0; i&lt;n; i++)</text:p>
      <text:p text:style-name="P7"><text:tab/>{</text:p>
      <text:p text:style-name="P7"><text:tab/><text:tab/>printf("\n%10s\t%10.0f\t%10.0f\t%10.0f\t\t%10.0f", job[i].pid, job[i].arrival_time, job[i].burst_time, wt[i], tat[i]);</text:p>
      <text:p text:style-name="P7"><text:tab/>}</text:p>
      <text:p text:style-name="P7"/>
      <text:p text:style-name="P7"><text:tab/>for (int i = 0; i &lt; n; i++) </text:p>
      <text:p text:style-name="P7"><text:tab/>{ </text:p>
      <text:p text:style-name="P7"><text:tab/><text:tab/>total_wt = total_wt + wt[i]; </text:p>
      <text:p text:style-name="P7"><text:tab/><text:tab/>total_tat = total_tat + tat[i]; </text:p>
      <text:p text:style-name="P7"><text:tab/>} </text:p>
      <text:p text:style-name="P7"/>
      <text:p text:style-name="P7"><text:tab/>printf("\nAverage Waiting time <text:s text:c="3"/>= %f", total_wt/n ); </text:p>
      <text:p text:style-name="P7"><text:tab/>printf("\nAverage Turnaround time = %f\n", total_tat/n );</text:p>
      <text:p text:style-name="P7"/>
      <text:p text:style-name="P7"><text:s text:c="4"/>printf("GANTT CHART\n");</text:p>
      <text:p text:style-name="P7"/>
      <text:p text:style-name="P7"><text:tab/>printf("\n");</text:p>
      <text:p text:style-name="P7"><text:tab/>for(int i=0;i&lt;pindex;i++)</text:p>
      <text:p text:style-name="P7"><text:tab/><text:tab/>printf("-----------------");</text:p>
      <text:p text:style-name="P7"><text:tab/>printf("\n");</text:p>
      <text:p text:style-name="P7"/>
      <text:p text:style-name="P7"><text:s text:c="4"/>for(int i=1;i&lt;=pindex;i++)<text:tab/></text:p>
      <text:p text:style-name="P7"><text:tab/><text:tab/>printf("|\t%-10s", pid[i]);</text:p>
      <text:p text:style-name="P7"><text:s text:c="4"/>printf("|");</text:p>
      <text:p text:style-name="P7"><text:soft-page-break/></text:p>
      <text:p text:style-name="P7"><text:tab/>printf("\n");</text:p>
      <text:p text:style-name="P7"><text:tab/>for(int i=0;i&lt;pindex;i++)</text:p>
      <text:p text:style-name="P7"><text:tab/><text:tab/>printf("-----------------");</text:p>
      <text:p text:style-name="P7"><text:tab/>printf("\n");</text:p>
      <text:p text:style-name="P7"/>
      <text:p text:style-name="P7"/>
      <text:p text:style-name="P7"><text:s text:c="4"/></text:p>
      <text:p text:style-name="P7"><text:tab/>printf("\n");</text:p>
      <text:p text:style-name="P7"><text:tab/>printf("%-10.2f", 0.0);</text:p>
      <text:p text:style-name="P7"/>
      <text:p text:style-name="P7"><text:tab/>float temptime=0;</text:p>
      <text:p text:style-name="P7"/>
      <text:p text:style-name="P7"><text:s text:c="4"/>for(int i=1;i&lt;=pindex;i++)<text:tab/></text:p>
      <text:p text:style-name="P7"><text:tab/>{</text:p>
      <text:p text:style-name="P7"><text:tab/><text:tab/>printf("\t%-10.2f", time_order[i]+temptime);</text:p>
      <text:p text:style-name="P7"><text:tab/><text:tab/>temptime+=time_order[i];<text:tab/></text:p>
      <text:p text:style-name="P7"><text:tab/>}</text:p>
      <text:p text:style-name="P7"><text:tab/>printf("\n\n");</text:p>
      <text:p text:style-name="P7"/>
      <text:p text:style-name="P7"/>
      <text:p text:style-name="P7">}</text:p>
      <text:p text:style-name="P7"/>
      <text:p text:style-name="P7"/>
      <text:p text:style-name="P7">jobs create_job(char pid[20], float arrival_time, float burst_time)</text:p>
      <text:p text:style-name="P7">{</text:p>
      <text:p text:style-name="P7"><text:tab/>jobs job;</text:p>
      <text:p text:style-name="P7"><text:tab/>strcpy(job.pid, pid);</text:p>
      <text:p text:style-name="P7"><text:tab/>job.arrival_time = arrival_time;</text:p>
      <text:p text:style-name="P7"><text:tab/>job.burst_time = burst_time;</text:p>
      <text:p text:style-name="P7"><text:tab/>return job;</text:p>
      <text:p text:style-name="P7">}</text:p>
      <text:p text:style-name="P7"/>
      <text:p text:style-name="P7"/>
      <text:p text:style-name="P7">int main() </text:p>
      <text:p text:style-name="P7">{ </text:p>
      <text:p text:style-name="P7"/>
      <text:p text:style-name="P7"><text:tab/>int choice=0;</text:p>
      <text:p text:style-name="P7"><text:tab/>int n;</text:p>
      <text:p text:style-name="P7"/>
      <text:p text:style-name="P7"><text:tab/>printf("\n\nChoose scheduling algorithm:\n\t1. FCFS\n\t2. SJF non pre-emptive\n\t3. SJF pre-emptive\n\t0. Exit\nEnter choice: ");</text:p>
      <text:p text:style-name="P7"><text:tab/>scanf("%d",&amp;choice);</text:p>
      <text:p text:style-name="P7"><text:tab/>while(choice!=0)</text:p>
      <text:p text:style-name="P7"><text:tab/>{</text:p>
      <text:p text:style-name="P7"><text:soft-page-break/><text:tab/><text:tab/>printf("\nEnter number of processes: ");</text:p>
      <text:p text:style-name="P7"><text:tab/><text:tab/>scanf("%d",&amp;n);</text:p>
      <text:p text:style-name="P7"/>
      <text:p text:style-name="P7"><text:tab/><text:tab/>jobs job[n];</text:p>
      <text:p text:style-name="P7"/>
      <text:p text:style-name="P7"><text:tab/><text:tab/>for(int i=0;i&lt;n;i++)</text:p>
      <text:p text:style-name="P7"><text:tab/><text:tab/>{</text:p>
      <text:p text:style-name="P7"><text:tab/><text:tab/><text:tab/>printf("\nEnter process ID <text:s text:c="2"/>: ");</text:p>
      <text:p text:style-name="P7"><text:tab/><text:tab/><text:tab/>scanf("%s", job[i].pid);</text:p>
      <text:p text:style-name="P7"><text:tab/><text:tab/><text:tab/>printf("Enter arrival time : ");</text:p>
      <text:p text:style-name="P7"><text:tab/><text:tab/><text:tab/>scanf("%f", &amp;job[i].arrival_time);</text:p>
      <text:p text:style-name="P7"><text:tab/><text:tab/><text:tab/>printf("Enter burst time <text:s text:c="2"/>: ");</text:p>
      <text:p text:style-name="P7"><text:tab/><text:tab/><text:tab/>scanf("%f", &amp;job[i].burst_time);</text:p>
      <text:p text:style-name="P7"><text:tab/><text:tab/>}</text:p>
      <text:p text:style-name="P7"/>
      <text:p text:style-name="P7"><text:tab/><text:tab/>if(choice==1)</text:p>
      <text:p text:style-name="P7"><text:tab/><text:tab/><text:tab/>fcfs(n, job);</text:p>
      <text:p text:style-name="P7"><text:tab/><text:tab/>else if(choice==2)</text:p>
      <text:p text:style-name="P7"><text:tab/><text:tab/><text:tab/>sjfnp(n, job);</text:p>
      <text:p text:style-name="P7"><text:tab/><text:tab/>else if(choice==3)</text:p>
      <text:p text:style-name="P7"><text:tab/><text:tab/><text:tab/>sjfp(n, job);</text:p>
      <text:p text:style-name="P7"><text:tab/><text:tab/>else</text:p>
      <text:p text:style-name="P7"><text:tab/><text:tab/><text:tab/>printf("\nInvalid choice!");</text:p>
      <text:p text:style-name="P7"/>
      <text:p text:style-name="P7"><text:tab/>printf("\n\nChoose scheduling algorithm:\n\t1. FCFS\n\t2. SJF non pre-emptive\n\t3. SJF pre-emptive\n\t0. Exit\nEnter choice: ");</text:p>
      <text:p text:style-name="P7"><text:tab/><text:tab/>scanf("%d",&amp;choice);</text:p>
      <text:p text:style-name="P7"><text:tab/>}</text:p>
      <text:p text:style-name="P7">/*</text:p>
      <text:p text:style-name="P7"/>
      <text:p text:style-name="P7"><text:tab/>char *processes[] = {"p1","p2","p3","p4","p5"}; </text:p>
      <text:p text:style-name="P7"><text:tab/>int n = 5; </text:p>
      <text:p text:style-name="P7"/>
      <text:p text:style-name="P7"><text:tab/>float burst_time[] = {6, 2, 3, 1, 2}; </text:p>
      <text:p text:style-name="P7"><text:tab/>float arrival_time[] = {0, 1, 1, 2, 2}; </text:p>
      <text:p text:style-name="P7"/>
      <text:p text:style-name="P7"><text:tab/>jobs job[n];</text:p>
      <text:p text:style-name="P7"/>
      <text:p text:style-name="P7"><text:tab/>for(int i=0;i&lt;n;i++)</text:p>
      <text:p text:style-name="P7"><text:tab/>{</text:p>
      <text:p text:style-name="P7"><text:tab/><text:tab/>job[i]=create_job(processes[i], arrival_time[i], burst_time[i]);</text:p>
      <text:p text:style-name="P7"><text:tab/>}</text:p>
      <text:p text:style-name="P7"/>
      <text:p text:style-name="P7"><text:tab/>fcfs(n, job); </text:p>
      <text:p text:style-name="P7"><text:tab/>sjfnp(n, job); </text:p>
      <text:p text:style-name="P7"><text:soft-page-break/><text:tab/>sjfp(n, job);</text:p>
      <text:p text:style-name="P7"/>
      <text:p text:style-name="P7">*/</text:p>
      <text:p text:style-name="P7"/>
      <text:p text:style-name="P7"><text:tab/>return 0; </text:p>
      <text:p text:style-name="P7">} </text:p>
      <text:p text:style-name="P7"/>
      <text:p text:style-name="P7"/>
      <text:p text:style-name="P8">OUTPUT:</text:p>
      <text:p text:style-name="P8">185001083@OSNPL-C15:~/OS/LakshmiPriya-OS-EX3$ gcc scheduling.c -o sch</text:p>
      <text:p text:style-name="P8">185001083@OSNPL-C15:~/OS/LakshmiPriya-OS-EX3$ ./sch</text:p>
      <text:p text:style-name="P8"/>
      <text:p text:style-name="P8"/>
      <text:p text:style-name="P8">Choose scheduling algorithm:</text:p>
      <text:p text:style-name="P8"><text:tab/>1. FCFS</text:p>
      <text:p text:style-name="P8"><text:tab/>2. SJF non pre-emptive</text:p>
      <text:p text:style-name="P8"><text:tab/>3. SJF pre-emptive</text:p>
      <text:p text:style-name="P8"><text:tab/>0. Exit</text:p>
      <text:p text:style-name="P8">Enter choice: 1</text:p>
      <text:p text:style-name="P8"/>
      <text:p text:style-name="P8">Enter number of processes: 5 </text:p>
      <text:p text:style-name="P8"/>
      <text:p text:style-name="P8">Enter process ID <text:s text:c="2"/>: p1</text:p>
      <text:p text:style-name="P8">Enter arrival time : 0</text:p>
      <text:p text:style-name="P8">Enter burst time <text:s text:c="2"/>: 6</text:p>
      <text:p text:style-name="P8"/>
      <text:p text:style-name="P8">Enter process ID <text:s text:c="2"/>: p2</text:p>
      <text:p text:style-name="P8">Enter arrival time : 1</text:p>
      <text:p text:style-name="P8">Enter burst time <text:s text:c="2"/>: 2</text:p>
      <text:p text:style-name="P8"/>
      <text:p text:style-name="P8">Enter process ID <text:s text:c="2"/>: p3</text:p>
      <text:p text:style-name="P8">Enter arrival time : 1</text:p>
      <text:p text:style-name="P8">Enter burst time <text:s text:c="2"/>: 3</text:p>
      <text:p text:style-name="P8"/>
      <text:p text:style-name="P8">Enter process ID <text:s text:c="2"/>: p4</text:p>
      <text:p text:style-name="P8">Enter arrival time : 2</text:p>
      <text:p text:style-name="P8">Enter burst time <text:s text:c="2"/>: 1</text:p>
      <text:p text:style-name="P8"/>
      <text:p text:style-name="P8">Enter process ID <text:s text:c="2"/>: p5</text:p>
      <text:p text:style-name="P8">Enter arrival time : 2</text:p>
      <text:p text:style-name="P8">Enter burst time <text:s text:c="2"/>: 2</text:p>
      <text:p text:style-name="P8"/>
      <text:p text:style-name="P8">Process ID<text:tab/>Arrival Time<text:tab/>Burst Time<text:tab/>Waiting Time<text:tab/>Turnaround Time</text:p>
      <text:p text:style-name="P8"><text:s text:c="8"/>p1<text:tab/> <text:s text:c="8"/>0<text:tab/> <text:s text:c="8"/>6<text:tab/> <text:s text:c="8"/>0<text:tab/><text:tab/> <text:s text:c="8"/>6</text:p>
      <text:p text:style-name="P8"><text:s text:c="8"/>p2<text:tab/> <text:s text:c="8"/>1<text:tab/> <text:s text:c="8"/>2<text:tab/> <text:s text:c="8"/>5<text:tab/><text:tab/> <text:s text:c="8"/>7</text:p>
      <text:p text:style-name="P8"><text:soft-page-break/><text:s text:c="8"/>p3<text:tab/> <text:s text:c="8"/>1<text:tab/> <text:s text:c="8"/>3<text:tab/> <text:s text:c="8"/>7<text:tab/><text:tab/> <text:s text:c="7"/>10</text:p>
      <text:p text:style-name="P8"><text:s text:c="8"/>p4<text:tab/> <text:s text:c="8"/>2<text:tab/> <text:s text:c="8"/>1<text:tab/> <text:s text:c="8"/>9<text:tab/><text:tab/> <text:s text:c="7"/>10</text:p>
      <text:p text:style-name="P8"><text:s text:c="8"/>p5<text:tab/> <text:s text:c="8"/>2<text:tab/> <text:s text:c="8"/>2<text:tab/> <text:s text:c="7"/>10<text:tab/><text:tab/> <text:s text:c="7"/>12</text:p>
      <text:p text:style-name="P8">Average Waiting time <text:s text:c="3"/>= 6.200000</text:p>
      <text:p text:style-name="P8">Average Turnaround time = 9.000000</text:p>
      <text:p text:style-name="P8"/>
      <text:p text:style-name="P8">GANTT CHART</text:p>
      <text:p text:style-name="P8"/>
      <text:p text:style-name="P8">-------------------------------------------------------------------------------------</text:p>
      <text:p text:style-name="P8">|<text:tab/>p1 <text:s text:c="7"/>|<text:tab/>p2 <text:s text:c="7"/>|<text:tab/>p3 <text:s text:c="7"/>|<text:tab/>p4 <text:s text:c="7"/>|<text:tab/>p5 <text:s text:c="7"/>|</text:p>
      <text:p text:style-name="P8">-------------------------------------------------------------------------------------</text:p>
      <text:p text:style-name="P8">0.00 <text:s text:c="5"/><text:tab/>6.00 <text:s text:c="5"/><text:tab/>8.00 <text:s text:c="5"/><text:tab/>11.00 <text:s text:c="4"/><text:tab/>12.00 <text:s text:c="4"/><text:tab/>14.00 <text:s text:c="4"/></text:p>
      <text:p text:style-name="P8"/>
      <text:p text:style-name="P8"/>
      <text:p text:style-name="P8"/>
      <text:p text:style-name="P8"/>
      <text:p text:style-name="P8"/>
      <text:p text:style-name="P8">Choose scheduling algorithm:</text:p>
      <text:p text:style-name="P8"><text:tab/>1. FCFS</text:p>
      <text:p text:style-name="P8"><text:tab/>2. SJF non pre-emptive</text:p>
      <text:p text:style-name="P8"><text:tab/>3. SJF pre-emptive</text:p>
      <text:p text:style-name="P8"><text:tab/>0. Exit</text:p>
      <text:p text:style-name="P8">Enter choice: 2</text:p>
      <text:p text:style-name="P8"/>
      <text:p text:style-name="P8">Enter number of processes: 5</text:p>
      <text:p text:style-name="P8"/>
      <text:p text:style-name="P8">Enter process ID <text:s text:c="2"/>: p1</text:p>
      <text:p text:style-name="P8">Enter arrival time : 0</text:p>
      <text:p text:style-name="P8">Enter burst time <text:s text:c="2"/>: 6</text:p>
      <text:p text:style-name="P8"/>
      <text:p text:style-name="P8">Enter process ID <text:s text:c="2"/>: p2</text:p>
      <text:p text:style-name="P8">Enter arrival time : 1</text:p>
      <text:p text:style-name="P8">Enter burst time <text:s text:c="2"/>: 2</text:p>
      <text:p text:style-name="P8"/>
      <text:p text:style-name="P8">Enter process ID <text:s text:c="2"/>: p3</text:p>
      <text:p text:style-name="P8">Enter arrival time : 1</text:p>
      <text:p text:style-name="P8">Enter burst time <text:s text:c="2"/>: 3</text:p>
      <text:p text:style-name="P8"/>
      <text:p text:style-name="P8">Enter process ID <text:s text:c="2"/>: p4</text:p>
      <text:p text:style-name="P8">Enter arrival time : 2</text:p>
      <text:p text:style-name="P8">Enter burst time <text:s text:c="2"/>: 1</text:p>
      <text:p text:style-name="P8"/>
      <text:p text:style-name="P8">Enter process ID <text:s text:c="2"/>: p5</text:p>
      <text:p text:style-name="P8">Enter arrival time : 2</text:p>
      <text:p text:style-name="P8">Enter burst time <text:s text:c="2"/>: 2</text:p>
      <text:p text:style-name="P8"><text:soft-page-break/></text:p>
      <text:p text:style-name="P8">Process ID<text:tab/>Arrival Time<text:tab/>Burst Time<text:tab/>Waiting Time<text:tab/>Turnaround Time</text:p>
      <text:p text:style-name="P8"><text:s text:c="8"/>p1<text:tab/> <text:s text:c="8"/>0<text:tab/> <text:s text:c="8"/>6<text:tab/> <text:s text:c="8"/>0<text:tab/><text:tab/> <text:s text:c="8"/>6</text:p>
      <text:p text:style-name="P8"><text:s text:c="8"/>p4<text:tab/> <text:s text:c="8"/>2<text:tab/> <text:s text:c="8"/>1<text:tab/> <text:s text:c="8"/>4<text:tab/><text:tab/> <text:s text:c="8"/>5</text:p>
      <text:p text:style-name="P8"><text:s text:c="8"/>p2<text:tab/> <text:s text:c="8"/>1<text:tab/> <text:s text:c="8"/>2<text:tab/> <text:s text:c="8"/>6<text:tab/><text:tab/> <text:s text:c="8"/>8</text:p>
      <text:p text:style-name="P8"><text:s text:c="8"/>p5<text:tab/> <text:s text:c="8"/>2<text:tab/> <text:s text:c="8"/>2<text:tab/> <text:s text:c="8"/>7<text:tab/><text:tab/> <text:s text:c="8"/>9</text:p>
      <text:p text:style-name="P8"><text:s text:c="8"/>p3<text:tab/> <text:s text:c="8"/>1<text:tab/> <text:s text:c="8"/>3<text:tab/> <text:s text:c="7"/>10<text:tab/><text:tab/> <text:s text:c="7"/>13</text:p>
      <text:p text:style-name="P8">Average Waiting time <text:s text:c="3"/>= 5.400000</text:p>
      <text:p text:style-name="P8">Average Turnaround time = 8.200000</text:p>
      <text:p text:style-name="P8"/>
      <text:p text:style-name="P8">GANTT CHART</text:p>
      <text:p text:style-name="P8"/>
      <text:p text:style-name="P8">-------------------------------------------------------------------------------------</text:p>
      <text:p text:style-name="P8">|<text:tab/>p1 <text:s text:c="7"/>|<text:tab/>p4 <text:s text:c="7"/>|<text:tab/>p2 <text:s text:c="7"/>|<text:tab/>p5 <text:s text:c="7"/>|<text:tab/>p3 <text:s text:c="7"/>|</text:p>
      <text:p text:style-name="P8">-------------------------------------------------------------------------------------</text:p>
      <text:p text:style-name="P8">0.00 <text:s text:c="5"/><text:tab/>6.00 <text:s text:c="5"/><text:tab/>7.00 <text:s text:c="5"/><text:tab/>9.00 <text:s text:c="5"/><text:tab/>11.00 <text:s text:c="4"/><text:tab/>14.00 <text:s text:c="4"/></text:p>
      <text:p text:style-name="P8"/>
      <text:p text:style-name="P8"/>
      <text:p text:style-name="P8"/>
      <text:p text:style-name="P8">Choose scheduling algorithm:</text:p>
      <text:p text:style-name="P8"><text:tab/>1. FCFS</text:p>
      <text:p text:style-name="P8"><text:tab/>2. SJF non pre-emptive</text:p>
      <text:p text:style-name="P8"><text:tab/>3. SJF pre-emptive</text:p>
      <text:p text:style-name="P8"><text:tab/>0. Exit</text:p>
      <text:p text:style-name="P8">Enter choice: 3</text:p>
      <text:p text:style-name="P8"/>
      <text:p text:style-name="P8">Enter number of processes: 5</text:p>
      <text:p text:style-name="P8"/>
      <text:p text:style-name="P8">Enter process ID <text:s text:c="2"/>: p1</text:p>
      <text:p text:style-name="P8">Enter arrival time : 0</text:p>
      <text:p text:style-name="P8">Enter burst time <text:s text:c="2"/>: 6</text:p>
      <text:p text:style-name="P8"/>
      <text:p text:style-name="P8">Enter process ID <text:s text:c="2"/>: p2</text:p>
      <text:p text:style-name="P8">Enter arrival time : 1</text:p>
      <text:p text:style-name="P8">Enter burst time <text:s text:c="2"/>: 2</text:p>
      <text:p text:style-name="P8"/>
      <text:p text:style-name="P8">Enter process ID <text:s text:c="2"/>: p3</text:p>
      <text:p text:style-name="P8">Enter arrival time : 1</text:p>
      <text:p text:style-name="P8">Enter burst time <text:s text:c="2"/>: 3</text:p>
      <text:p text:style-name="P8"/>
      <text:p text:style-name="P8">Enter process ID <text:s text:c="2"/>: p4</text:p>
      <text:p text:style-name="P8">Enter arrival time : 2</text:p>
      <text:p text:style-name="P8">Enter burst time <text:s text:c="2"/>: 1</text:p>
      <text:p text:style-name="P8"/>
      <text:p text:style-name="P8">Enter process ID <text:s text:c="2"/>: p5</text:p>
      <text:p text:style-name="P8"><text:soft-page-break/>Enter arrival time : 2</text:p>
      <text:p text:style-name="P8">Enter burst time <text:s text:c="2"/>: 2</text:p>
      <text:p text:style-name="P8"/>
      <text:p text:style-name="P8">Process ID<text:tab/>Arrival Time<text:tab/>Burst Time<text:tab/>Waiting Time<text:tab/>Turnaround Time</text:p>
      <text:p text:style-name="P8"><text:s text:c="8"/>p1<text:tab/> <text:s text:c="8"/>0<text:tab/> <text:s text:c="8"/>6<text:tab/> <text:s text:c="8"/>8<text:tab/><text:tab/> <text:s text:c="7"/>14</text:p>
      <text:p text:style-name="P8"><text:s text:c="8"/>p4<text:tab/> <text:s text:c="8"/>2<text:tab/> <text:s text:c="8"/>1<text:tab/> <text:s text:c="8"/>1<text:tab/><text:tab/> <text:s text:c="8"/>2</text:p>
      <text:p text:style-name="P8"><text:s text:c="8"/>p2<text:tab/> <text:s text:c="8"/>1<text:tab/> <text:s text:c="8"/>2<text:tab/> <text:s text:c="8"/>0<text:tab/><text:tab/> <text:s text:c="8"/>2</text:p>
      <text:p text:style-name="P8"><text:s text:c="8"/>p5<text:tab/> <text:s text:c="8"/>2<text:tab/> <text:s text:c="8"/>2<text:tab/> <text:s text:c="8"/>2<text:tab/><text:tab/> <text:s text:c="8"/>4</text:p>
      <text:p text:style-name="P8"><text:s text:c="8"/>p3<text:tab/> <text:s text:c="8"/>1<text:tab/> <text:s text:c="8"/>3<text:tab/> <text:s text:c="8"/>5<text:tab/><text:tab/> <text:s text:c="8"/>8</text:p>
      <text:p text:style-name="P8">Average Waiting time <text:s text:c="3"/>= 3.200000</text:p>
      <text:p text:style-name="P8">Average Turnaround time = 6.000000</text:p>
      <text:p text:style-name="P8">GANTT CHART</text:p>
      <text:p text:style-name="P8"/>
      <text:p text:style-name="P8">------------------------------------------------------------------------------------------------------</text:p>
      <text:p text:style-name="P8">|<text:tab/>p1 <text:s text:c="7"/>|<text:tab/>p2 <text:s text:c="7"/>|<text:tab/>p4 <text:s text:c="7"/>|<text:tab/>p5 <text:s text:c="7"/>|<text:tab/>p3 <text:s text:c="7"/>|<text:tab/>p1 <text:s text:c="7"/>|</text:p>
      <text:p text:style-name="P8">------------------------------------------------------------------------------------------------------</text:p>
      <text:p text:style-name="P8"/>
      <text:p text:style-name="P8">0.00 <text:s text:c="5"/><text:tab/>1.00 <text:s text:c="5"/><text:tab/>3.00 <text:s text:c="5"/><text:tab/>4.00 <text:s text:c="5"/><text:tab/>6.00 <text:s text:c="5"/><text:tab/>9.00 <text:s text:c="5"/><text:tab/>14.00 <text:s text:c="4"/></text:p>
      <text:p text:style-name="P8"/>
      <text:p text:style-name="P8"/>
      <text:p text:style-name="P8"/>
      <text:p text:style-name="P8">Choose scheduling algorithm:</text:p>
      <text:p text:style-name="P8"><text:tab/>1. FCFS</text:p>
      <text:p text:style-name="P8"><text:tab/>2. SJF non pre-emptive</text:p>
      <text:p text:style-name="P8"><text:tab/>3. SJF pre-emptive</text:p>
      <text:p text:style-name="P8"><text:tab/>0. Exit</text:p>
      <text:p text:style-name="P8">Enter choice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2:02:34.268985879</meta:creation-date>
    <dc:date>2020-04-14T12:05:11.739197349</dc:date>
    <meta:editing-duration>PT2M38S</meta:editing-duration>
    <meta:editing-cycles>1</meta:editing-cycles>
    <meta:document-statistic meta:table-count="0" meta:image-count="0" meta:object-count="0" meta:page-count="13" meta:paragraph-count="416" meta:word-count="1398" meta:character-count="10915" meta:non-whitespace-character-count="8374"/>
    <meta:generator>LibreOffice/6.0.7.3$Linux_X86_64 LibreOffice_project/00m0$Build-3</meta:generator>
  </office:meta>
</office:document-meta>
</file>